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34.17mm"/>
    </style:style>
    <style:style style:name="co7" style:family="table-column">
      <style:table-column-properties fo:break-before="auto" style:column-width="40.18mm"/>
    </style:style>
    <style:style style:name="co8" style:family="table-column">
      <style:table-column-properties fo:break-before="auto" style:column-width="41.28mm"/>
    </style:style>
    <style:style style:name="co9" style:family="table-column">
      <style:table-column-properties fo:break-before="auto" style:column-width="34.43mm"/>
    </style:style>
    <style:style style:name="co10" style:family="table-column">
      <style:table-column-properties fo:break-before="auto" style:column-width="29.51mm"/>
    </style:style>
    <style:style style:name="co11" style:family="table-column">
      <style:table-column-properties fo:break-before="auto" style:column-width="41.82mm"/>
    </style:style>
    <style:style style:name="co12" style:family="table-column">
      <style:table-column-properties fo:break-before="auto" style:column-width="38.54mm"/>
    </style:style>
    <style:style style:name="co13" style:family="table-column">
      <style:table-column-properties fo:break-before="auto" style:column-width="40.73mm"/>
    </style:style>
    <style:style style:name="co14" style:family="table-column">
      <style:table-column-properties fo:break-before="auto" style:column-width="42.37mm"/>
    </style:style>
    <style:style style:name="co15" style:family="table-column">
      <style:table-column-properties fo:break-before="auto" style:column-width="131.74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2.33mm"/>
    </style:style>
    <style:style style:name="co19" style:family="table-column">
      <style:table-column-properties fo:break-before="auto" style:column-width="32.07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5.43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20.96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15.24mm"/>
    </style:style>
    <style:style style:name="co28" style:family="table-column">
      <style:table-column-properties fo:break-before="auto" style:column-width="11.69mm"/>
    </style:style>
    <style:style style:name="co29" style:family="table-column">
      <style:table-column-properties fo:break-before="auto" style:column-width="16.88mm"/>
    </style:style>
    <style:style style:name="co30" style:family="table-column">
      <style:table-column-properties fo:break-before="auto" style:column-width="8.17mm"/>
    </style:style>
    <style:style style:name="co31" style:family="table-column">
      <style:table-column-properties fo:break-before="auto" style:column-width="23.69mm"/>
    </style:style>
    <style:style style:name="co32" style:family="table-column">
      <style:table-column-properties fo:break-before="auto" style:column-width="14.69mm"/>
    </style:style>
    <style:style style:name="co33" style:family="table-column">
      <style:table-column-properties fo:break-before="auto" style:column-width="17.97mm"/>
    </style:style>
    <style:style style:name="co34" style:family="table-column">
      <style:table-column-properties fo:break-before="auto" style:column-width="6.79mm"/>
    </style:style>
    <style:style style:name="co35" style:family="table-column">
      <style:table-column-properties fo:break-before="auto" style:column-width="20.41mm"/>
    </style:style>
    <style:style style:name="co36" style:family="table-column">
      <style:table-column-properties fo:break-before="auto" style:column-width="31.57mm"/>
    </style:style>
    <style:style style:name="co37" style:family="table-column">
      <style:table-column-properties fo:break-before="auto" style:column-width="27.6mm"/>
    </style:style>
    <style:style style:name="co38" style:family="table-column">
      <style:table-column-properties fo:break-before="auto" style:column-width="16.12mm"/>
    </style:style>
    <style:style style:name="co39" style:family="table-column">
      <style:table-column-properties fo:break-before="auto" style:column-width="52.48mm"/>
    </style:style>
    <style:style style:name="co40" style:family="table-column">
      <style:table-column-properties fo:break-before="auto" style:column-width="36.62mm"/>
    </style:style>
    <style:style style:name="co41" style:family="table-column">
      <style:table-column-properties fo:break-before="auto" style:column-width="45.65mm"/>
    </style:style>
    <style:style style:name="co42" style:family="table-column">
      <style:table-column-properties fo:break-before="auto" style:column-width="49.74mm"/>
    </style:style>
    <style:style style:name="co43" style:family="table-column">
      <style:table-column-properties fo:break-before="auto" style:column-width="30.34mm"/>
    </style:style>
    <style:style style:name="co44" style:family="table-column">
      <style:table-column-properties fo:break-before="auto" style:column-width="33.34mm"/>
    </style:style>
    <style:style style:name="co45" style:family="table-column">
      <style:table-column-properties fo:break-before="auto" style:column-width="38.81mm"/>
    </style:style>
    <style:style style:name="co46" style:family="table-column">
      <style:table-column-properties fo:break-before="auto" style:column-width="26.51mm"/>
    </style:style>
    <style:style style:name="co47" style:family="table-column">
      <style:table-column-properties fo:break-before="auto" style:column-width="29.25mm"/>
    </style:style>
    <style:style style:name="co48" style:family="table-column">
      <style:table-column-properties fo:break-before="auto" style:column-width="27.87mm"/>
    </style:style>
    <style:style style:name="co49" style:family="table-column">
      <style:table-column-properties fo:break-before="auto" style:column-width="30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1"/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7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pring_config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9"/>
        <table:table-column table:style-name="co6" table:default-cell-style-name="ce7"/>
        <table:table-column table:style-name="co6" table:default-cell-style-name="ce4"/>
        <table:table-column table:style-name="co7" table:default-cell-style-name="ce5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2"/>
        <table:table-column table:style-name="co11" table:default-cell-style-name="ce2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2"/>
        <table:table-column table:style-name="co16" table:number-columns-repeated="1006" table:default-cell-style-name="ce4"/>
        <table:table-column table:style-name="co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Cord material</text:p>
          </table:table-cell>
          <table:table-cell table:style-name="ce3" office:value-type="string" calcext:value-type="string">
            <text:p>Cord type</text:p>
          </table:table-cell>
          <table:table-cell table:style-name="ce3" office:value-type="string" calcext:value-type="string">
            <text:p>Cord thickness (mm)</text:p>
          </table:table-cell>
          <table:table-cell table:style-name="ce3" office:value-type="string" calcext:value-type="string">
            <text:p># of cords</text:p>
          </table:table-cell>
          <table:table-cell table:style-name="ce3" office:value-type="string" calcext:value-type="string">
            <text:p>Pretension (hz)</text:p>
          </table:table-cell>
          <table:table-cell table:style-name="ce3" table:number-columns-repeated="5"/>
          <table:table-cell table:style-name="ce1" table:number-columns-repeated="2"/>
          <table:table-cell table:style-name="ce3" table:number-columns-repeated="3"/>
          <table:table-cell table:style-name="ce1"/>
          <table:table-cell table:number-columns-repeated="1007"/>
        </table:table-row>
        <table:table-row table:style-name="ro1">
          <table:table-cell/>
          <table:table-cell table:style-name="ce3" table:number-columns-repeated="10"/>
          <table:table-cell table:style-name="ce1" table:number-columns-repeated="2"/>
          <table:table-cell table:style-name="ce3" table:number-columns-repeated="3"/>
          <table:table-cell table:style-name="ce1"/>
          <table:table-cell table:number-columns-repeated="1007"/>
        </table:table-row>
        <table:table-row table:style-name="ro2">
          <table:table-cell office:value-type="string" calcext:value-type="string">
            <text:p>1<text:span text:style-name="T1">st</text:span> frames, 1<text:span text:style-name="T1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,0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2<text:span text:style-name="T1">nd</text:span> frames, 1<text:span text:style-name="T1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,0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2<text:span text:style-name="T1">nd</text:span> frames, 2<text:span text:style-name="T1">n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1" calcext:value-type="float">
            <text:p>31</text:p>
          </table:table-cell>
          <table:table-cell office:value-type="float" office:value="320" calcext:value-type="float">
            <text:p>320,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<text:span text:style-name="T1">nd</text:span> frames, 3<text:span text:style-name="T1">r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,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<text:span text:style-name="T1">rd</text:span> frames, 1<text:span text:style-name="T1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,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<text:span text:style-name="T1">rd</text:span> frames, 2<text:span text:style-name="T1">n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,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3"/>
          <table:table-cell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"/>
          <table:table-cell table:style-name="ce3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s" table:style-name="ta1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3" table:default-cell-style-name="ce2"/>
        <table:table-column table:style-name="co27" table:number-columns-repeated="2" table:default-cell-style-name="ce2"/>
        <table:table-column table:style-name="co2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" table:default-cell-style-name="ce2"/>
        <table:table-column table:style-name="co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number-columns-repeated="2" table:default-cell-style-name="ce2"/>
        <table:table-column table:style-name="co21" table:number-columns-repeated="2" table:default-cell-style-name="ce2"/>
        <table:table-column table:style-name="co17" table:number-columns-repeated="994" table:default-cell-style-name="ce2"/>
        <table:table-row table:style-name="ro1">
          <table:table-cell table:style-name="ce1" table:number-columns-repeated="6"/>
          <table:table-cell table:style-name="ce1" office:value-type="string" calcext:value-type="string">
            <text:p>Cone</text:p>
          </table:table-cell>
          <table:table-cell table:style-name="ce1" table:number-columns-repeated="2"/>
          <table:table-cell table:style-name="ce1" office:value-type="string" calcext:value-type="string">
            <text:p>Bar</text:p>
          </table:table-cell>
          <table:table-cell table:style-name="ce1" table:number-columns-repeated="3"/>
          <table:table-cell table:style-name="ce1" office:value-type="string" calcext:value-type="string">
            <text:p>Hoop</text:p>
          </table:table-cell>
          <table:table-cell table:style-name="ce1" table:number-columns-repeated="5"/>
          <table:table-cell table:style-name="ce1" office:value-type="string" calcext:value-type="string">
            <text:p>Bindings</text:p>
          </table:table-cell>
          <table:table-cell table:style-name="ce1" table:number-columns-repeated="5"/>
          <table:table-cell table:style-name="ce1" office:value-type="string" calcext:value-type="string">
            <text:p>Spacer</text:p>
          </table:table-cell>
          <table:table-cell table:style-name="ce1" table:number-columns-repeated="99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ller</text:p>
          </table:table-cell>
          <table:table-cell table:style-name="ce1" office:value-type="string" calcext:value-type="string">
            <text:p>Cross-section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Weight</text:p>
          </table:table-cell>
          <table:table-cell table:style-name="ce1"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Weight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Steel type</text:p>
          </table:table-cell>
          <table:table-cell table:style-name="ce1" office:value-type="string" calcext:value-type="string">
            <text:p>Extends to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Location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Weight, tip</text:p>
          </table:table-cell>
          <table:table-cell table:style-name="ce1" office:value-type="string" calcext:value-type="string">
            <text:p>Weight, middle</text:p>
          </table:table-cell>
          <table:table-cell table:style-name="ce1" office:value-type="string" calcext:value-type="string">
            <text:p>Location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Location</text:p>
          </table:table-cell>
          <table:table-cell table:style-name="ce1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ple-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116.8" calcext:value-type="float">
            <text:p>116,8</text:p>
          </table:table-cell>
          <table:table-cell/>
          <table:table-cell office:value-type="string" calcext:value-type="string">
            <text:p>Maple</text:p>
          </table:table-cell>
          <table:table-cell office:value-type="float" office:value="29.55" calcext:value-type="float">
            <text:p>29,55</text:p>
          </table:table-cell>
          <table:table-cell/>
          <table:table-cell office:value-type="float" office:value="52.72" calcext:value-type="float">
            <text:p>52,7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office:value-type="float" office:value="1.02" calcext:value-type="float">
            <text:p>1,02</text:p>
          </table:table-cell>
          <table:table-cell office:value-type="float" office:value="0.76" calcext:value-type="float">
            <text:p>0,7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Open hoop</text:p>
          </table:table-cell>
          <table:table-cell office:value-type="string" calcext:value-type="string">
            <text:p>Aluminum</text:p>
          </table:table-cell>
          <table:table-cell office:value-type="float" office:value="8.78" calcext:value-type="float">
            <text:p>8,7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lm-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93.13" calcext:value-type="float">
            <text:p>93,13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25.48" calcext:value-type="float">
            <text:p>25,48</text:p>
          </table:table-cell>
          <table:table-cell/>
          <table:table-cell office:value-type="float" office:value="48.32" calcext:value-type="float">
            <text:p>48,3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lm-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69.97" calcext:value-type="float">
            <text:p>69,97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2.77" calcext:value-type="float">
            <text:p>32,77</text:p>
          </table:table-cell>
          <table:table-cell/>
          <table:table-cell office:value-type="float" office:value="24.16" calcext:value-type="float">
            <text:p>24,16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3.04" calcext:value-type="float">
            <text:p>13,0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lm-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63.31" calcext:value-type="float">
            <text:p>63,31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,98</text:p>
          </table:table-cell>
          <table:table-cell/>
          <table:table-cell office:value-type="float" office:value="18.27" calcext:value-type="float">
            <text:p>18,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3.06" calcext:value-type="float">
            <text:p>13,0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lm-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70.92" calcext:value-type="float">
            <text:p>70,92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,98</text:p>
          </table:table-cell>
          <table:table-cell/>
          <table:table-cell office:value-type="float" office:value="18.27" calcext:value-type="float">
            <text:p>18,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Front of 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teel</text:p>
          </table:table-cell>
          <table:table-cell office:value-type="float" office:value="14.1" calcext:value-type="float">
            <text:p>14,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lm-5</text:p>
          </table:table-cell>
          <table:table-cell office:value-type="string" calcext:value-type="string">
            <text:p>Elliptic</text:p>
          </table:table-cell>
          <table:table-cell office:value-type="string" calcext:value-type="string">
            <text:p>Rounded rectangle</text:p>
          </table:table-cell>
          <table:table-cell office:value-type="float" office:value="280" calcext:value-type="float">
            <text:p>280</text:p>
          </table:table-cell>
          <table:table-cell office:value-type="float" office:value="90.49" calcext:value-type="float">
            <text:p>90,49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47.48" calcext:value-type="float">
            <text:p>47,48</text:p>
          </table:table-cell>
          <table:table-cell/>
          <table:table-cell office:value-type="float" office:value="26.82" calcext:value-type="float">
            <text:p>26,82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teel</text:p>
          </table:table-cell>
          <table:table-cell office:value-type="float" office:value="15.25" calcext:value-type="float">
            <text:p>15,2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lm-6</text:p>
          </table:table-cell>
          <table:table-cell office:value-type="string" calcext:value-type="string">
            <text:p>Linear-elliptic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89.41" calcext:value-type="float">
            <text:p>89,41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4.28" calcext:value-type="float">
            <text:p>34,28</text:p>
          </table:table-cell>
          <table:table-cell/>
          <table:table-cell office:value-type="float" office:value="23.96" calcext:value-type="float">
            <text:p>23,96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2xOpen</text:p>
          </table:table-cell>
          <table:table-cell office:value-type="string" calcext:value-type="string">
            <text:p>Steel</text:p>
          </table:table-cell>
          <table:table-cell office:value-type="float" office:value="32.2" calcext:value-type="float">
            <text:p>32,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lm-7</text:p>
          </table:table-cell>
          <table:table-cell office:value-type="string" calcext:value-type="string">
            <text:p>Linear-elliptic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89.41" calcext:value-type="float">
            <text:p>89,41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4.28" calcext:value-type="float">
            <text:p>34,28</text:p>
          </table:table-cell>
          <table:table-cell/>
          <table:table-cell office:value-type="float" office:value="23.96" calcext:value-type="float">
            <text:p>23,96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2xOpen</text:p>
          </table:table-cell>
          <table:table-cell office:value-type="string" calcext:value-type="string">
            <text:p>Steel</text:p>
          </table:table-cell>
          <table:table-cell office:value-type="float" office:value="32.2" calcext:value-type="float">
            <text:p>32,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lm-8</text:p>
          </table:table-cell>
          <table:table-cell office:value-type="string" calcext:value-type="string">
            <text:p>Elliptic</text:p>
          </table:table-cell>
          <table:table-cell office:value-type="string" calcext:value-type="string">
            <text:p>Rounded rectangle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Elm</text:p>
          </table:table-cell>
          <table:table-cell table:number-columns-repeated="3"/>
          <table:table-cell office:value-type="string" calcext:value-type="string">
            <text:p>Reinf.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tes: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 measurements in millimeters and gra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tions measured from the base of the con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ne <text:span text:style-name="T2">maple-1</text:span> arm broke during initial pullback, and the other one later after third dry-fire, due to violated grain on the back</text:p>
          </table:table-cell>
          <table:table-cell table:style-name="ce10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.A8]" office:value-type="string" office:string-value="Elm-4" calcext:value-type="string">
            <text:p>Elm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A9]" office:value-type="string" office:string-value="Elm-5" calcext:value-type="string">
            <text:p>Elm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Last version of the 14 dactyl arms, preceded by ones that were linearly tap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Broken in a dry-firy at 118 jou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m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Modified from linearly tapering 14 dactyl elm c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Each arm has a pair of 5mm thick hoops for robus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Weight of arms does not match 100%: A is 89,41 grams, B is 89,64 gr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Hooks opened up in a dry fire (slippage from claw during cocking) at ~122 jo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Weight of second pair of hoops is not known exactly; the first pair weighed 16,10 gra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m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Same as Elm-6 except that the hoops are ~5mm farther away from the cone's base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wstrings" table:style-name="ta1" table:print="false">
        <office:forms form:automatic-focus="false" form:apply-design-mode="false"/>
        <table:table-column table:style-name="co3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6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4" table:default-cell-style-name="Default"/>
        <table:table-row table:style-name="ro4">
          <table:table-cell table:style-name="ce3" office:value-type="string" calcext:value-type="string">
            <text:p>Bowstring 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ist.between posts(cm)</text:p>
          </table:table-cell>
          <table:table-cell table:style-name="ce3" office:value-type="string" calcext:value-type="string">
            <text:p>Twist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Wax</text:p>
          </table:table-cell>
          <table:table-cell table:style-name="ce3" office:value-type="string" calcext:value-type="string">
            <text:p>Strands</text:p>
          </table:table-cell>
          <table:table-cell table:style-name="ce3" office:value-type="string" calcext:value-type="string">
            <text:p>Weight(g)</text:p>
          </table:table-cell>
          <table:table-cell table:style-name="ce3" office:value-type="string" calcext:value-type="string">
            <text:p>Serving/loop</text:p>
          </table:table-cell>
          <table:table-cell table:style-name="ce3" office:value-type="string" calcext:value-type="string">
            <text:p>Serving/center</text:p>
          </table:table-cell>
          <table:table-cell table:number-columns-repeated="1014"/>
        </table:table-row>
        <table:table-row table:style-name="ro5">
          <table:table-cell table:style-name="ce4" table:number-columns-repeated="10"/>
          <table:table-cell table:number-columns-repeated="1014"/>
        </table:table-row>
        <table:table-row table:style-name="ro4">
          <table:table-cell table:style-name="ce4" office:value-type="string" calcext:value-type="string">
            <text:p>Nylon-1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56.2" calcext:value-type="float">
            <text:p>56,2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string" calcext:value-type="string">
            <text:p>Dynema (3x)</text:p>
          </table:table-cell>
          <table:table-cell table:style-name="ce4" office:value-type="string" calcext:value-type="string">
            <text:p>Dynema (2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2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66.2" calcext:value-type="float">
            <text:p>66,2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.94" calcext:value-type="float">
            <text:p>12,94</text:p>
          </table:table-cell>
          <table:table-cell table:style-name="ce4" office:value-type="string" calcext:value-type="string">
            <text:p>Dynema (3x)</text:p>
          </table:table-cell>
          <table:table-cell table:style-name="ce4" office:value-type="string" calcext:value-type="string">
            <text:p>Dynema (2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3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.61" calcext:value-type="float">
            <text:p>9,61</text:p>
          </table:table-cell>
          <table:table-cell table:style-name="ce4" office:value-type="string" calcext:value-type="string">
            <text:p>Dynema (3x)</text:p>
          </table:table-cell>
          <table:table-cell table:style-name="ce4" office:value-type="string" calcext:value-type="string">
            <text:p>Dynema (2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4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68" calcext:value-type="float">
            <text:p>68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03" calcext:value-type="float">
            <text:p>6,03</text:p>
          </table:table-cell>
          <table:table-cell table:style-name="ce4" office:value-type="string" calcext:value-type="string">
            <text:p>Dynema (2x)</text:p>
          </table:table-cell>
          <table:table-cell table:style-name="ce4" office:value-type="string" calcext:value-type="string">
            <text:p>Dynema (1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5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17" calcext:value-type="float">
            <text:p>6,17</text:p>
          </table:table-cell>
          <table:table-cell table:number-columns-repeated="2" table:style-name="ce4" office:value-type="string" calcext:value-type="string">
            <text:p>Dynema (3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6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Dynema (1x) + leather</text:p>
          </table:table-cell>
          <table:table-cell table:style-name="ce4" office:value-type="string" calcext:value-type="string">
            <text:p>Dynema (3x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ylon-7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61.4" calcext:value-type="float">
            <text:p>61,4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25" calcext:value-type="float">
            <text:p>6,25</text:p>
          </table:table-cell>
          <table:table-cell table:style-name="ce4" office:value-type="string" calcext:value-type="string">
            <text:p>Dynema (3x)</text:p>
          </table:table-cell>
          <table:table-cell table:style-name="ce4" office:value-type="string" calcext:value-type="string">
            <text:p>Dynema (2x)</text:p>
          </table:table-cell>
          <table:table-cell table:number-columns-repeated="1014"/>
        </table:table-row>
        <table:table-row table:style-name="ro5">
          <table:table-cell table:style-name="ce4" table:number-columns-repeated="10"/>
          <table:table-cell table:number-columns-repeated="1014"/>
        </table:table-row>
        <table:table-row table:style-name="ro5">
          <table:table-cell table:style-name="ce1" office:value-type="string" calcext:value-type="string">
            <text:p>NOTES</text:p>
          </table:table-cell>
          <table:table-cell table:style-name="ce4" table:number-columns-repeated="9"/>
          <table:table-cell table:number-columns-repeated="1014"/>
        </table:table-row>
        <table:table-row table:style-name="ro5">
          <table:table-cell table:style-name="ce1"/>
          <table:table-cell table:style-name="ce4" table:number-columns-repeated="9"/>
          <table:table-cell table:number-columns-repeated="1014"/>
        </table:table-row>
        <table:table-row table:style-name="ro4">
          <table:table-cell table:style-name="ce1" office:value-type="string" calcext:value-type="string">
            <text:p><text:span text:style-name="T3">Dist.between posts: </text:span><text:span text:style-name="T4">initial distance of the upright posts in the bowstring-making jig.</text:span></text:p>
          </table:table-cell>
          <table:table-cell table:style-name="ce4" table:number-columns-repeated="9"/>
          <table:table-cell table:number-columns-repeated="1014"/>
        </table:table-row>
        <table:table-row table:style-name="ro5">
          <table:table-cell table:style-name="ce4" table:number-columns-repeated="10"/>
          <table:table-cell table:number-columns-repeated="1014"/>
        </table:table-row>
        <table:table-row table:style-name="ro5">
          <table:table-cell table:style-name="ce11"/>
          <table:table-cell table:style-name="ce4" table:number-columns-repeated="9"/>
          <table:table-cell table:number-columns-repeated="1014"/>
        </table:table-row>
        <table:table-row table:style-name="ro5" table:number-rows-repeated="12">
          <table:table-cell table:style-name="ce4" table:number-columns-repeated="10"/>
          <table:table-cell table:number-columns-repeated="1014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ots" table:style-name="ta1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ce4"/>
        <table:table-column table:style-name="co4" table:default-cell-style-name="ce4"/>
        <table:table-column table:style-name="co44" table:number-columns-repeated="2" table:default-cell-style-name="ce4"/>
        <table:table-column table:style-name="co45" table:default-cell-style-name="ce4"/>
        <table:table-column table:style-name="co43" table:default-cell-style-name="ce4"/>
        <table:table-column table:style-name="co43" table:default-cell-style-name="ce15"/>
        <table:table-column table:style-name="co9" table:default-cell-style-name="ce15"/>
        <table:table-column table:style-name="co16" table:default-cell-style-name="ce15"/>
        <table:table-column table:style-name="co46" table:default-cell-style-name="Default"/>
        <table:table-column table:style-name="co46" table:default-cell-style-name="ce23"/>
        <table:table-column table:style-name="co46" table:default-cell-style-name="Default"/>
        <table:table-column table:style-name="co16" table:number-columns-repeated="1011" table:default-cell-style-name="Default"/>
        <table:table-row table:style-name="ro1">
          <table:table-cell table:style-name="ce12" office:value-type="string" calcext:value-type="string">
            <text:p>Bow/crossbow</text:p>
          </table:table-cell>
          <table:table-cell table:style-name="ce3" office:value-type="string" calcext:value-type="string">
            <text:p>Pretension</text:p>
          </table:table-cell>
          <table:table-cell table:style-name="ce3" office:value-type="string" calcext:value-type="string">
            <text:p>Spring configuration</text:p>
          </table:table-cell>
          <table:table-cell table:style-name="ce3" office:value-type="string" calcext:value-type="string">
            <text:p>Washer rotation</text:p>
          </table:table-cell>
          <table:table-cell table:style-name="ce3" office:value-type="string" calcext:value-type="string">
            <text:p>Power stroke</text:p>
          </table:table-cell>
          <table:table-cell table:style-name="ce3" office:value-type="string" calcext:value-type="string">
            <text:p>Arms</text:p>
          </table:table-cell>
          <table:table-cell table:style-name="ce3" office:value-type="string" calcext:value-type="string">
            <text:p>String name</text:p>
          </table:table-cell>
          <table:table-cell table:style-name="ce3" office:value-type="string" calcext:value-type="string">
            <text:p>Bolt weight (g)</text:p>
          </table:table-cell>
          <table:table-cell table:style-name="ce3" office:value-type="string" calcext:value-type="string">
            <text:p>Velocity (m/s)</text:p>
          </table:table-cell>
          <table:table-cell table:style-name="ce3" office:value-type="string" calcext:value-type="string">
            <text:p>Energy (J)</text:p>
          </table:table-cell>
          <table:table-cell table:style-name="ce3" office:value-type="string" calcext:value-type="string">
            <text:p>Temp (celsius)</text:p>
          </table:table-cell>
          <table:table-cell table:style-name="ce3" office:value-type="string" calcext:value-type="string">
            <text:p>Efficiency (%)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11"/>
          <table:table-cell table:style-name="ce4"/>
          <table:table-cell table:number-columns-repeated="1011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4]" office:value-type="string" office:string-value="Maple-1" calcext:value-type="string">
            <text:p>Maple-1</text:p>
          </table:table-cell>
          <table:table-cell table:style-name="ce3" table:formula="of:=[Bowstrings.$A$4]" office:value-type="string" office:string-value="Nylon-2" calcext:value-type="string">
            <text:p>Nylon-2</text:p>
          </table:table-cell>
          <table:table-cell table:style-name="ce13" office:value-type="float" office:value="30" calcext:value-type="float">
            <text:p>30,00</text:p>
          </table:table-cell>
          <table:table-cell table:style-name="ce13" office:value-type="float" office:value="44.07" calcext:value-type="float">
            <text:p>44,07</text:p>
          </table:table-cell>
          <table:table-cell table:style-name="ce17" table:formula="of:=0.5*[.H3]/1000*[.I3]*[.I3]" office:value-type="float" office:value="29.1324735" calcext:value-type="float">
            <text:p>29,13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4.83" calcext:value-type="float">
            <text:p>44,83</text:p>
          </table:table-cell>
          <table:table-cell table:style-name="ce17" table:formula="of:=0.5*[.H4]/1000*[.I4]*[.I4]" office:value-type="float" office:value="30.1459335" calcext:value-type="float">
            <text:p>30,15</text:p>
          </table:table-cell>
          <table:table-cell table:style-name="ce4"/>
          <table:table-cell table:style-name="ce21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4.33" calcext:value-type="float">
            <text:p>44,33</text:p>
          </table:table-cell>
          <table:table-cell table:style-name="ce17" table:formula="of:=0.5*[.H5]/1000*[.I5]*[.I5]" office:value-type="float" office:value="29.4772335" calcext:value-type="float">
            <text:p>29,48</text:p>
          </table:table-cell>
          <table:table-cell table:style-name="ce4"/>
          <table:table-cell table:style-name="ce21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4.78" calcext:value-type="float">
            <text:p>44,78</text:p>
          </table:table-cell>
          <table:table-cell table:style-name="ce17" table:formula="of:=0.5*[.H6]/1000*[.I6]*[.I6]" office:value-type="float" office:value="30.078726" calcext:value-type="float">
            <text:p>30,0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4.21" calcext:value-type="float">
            <text:p>44,21</text:p>
          </table:table-cell>
          <table:table-cell table:style-name="ce17" table:formula="of:=0.5*[.H7]/1000*[.I7]*[.I7]" office:value-type="float" office:value="29.3178615" calcext:value-type="float">
            <text:p>29,32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Default"/>
          <table:table-cell table:style-name="ce3" table:number-columns-repeated="2"/>
          <table:table-cell table:style-name="ce14" office:value-type="float" office:value="30" calcext:value-type="float">
            <text:p>30,00</text:p>
          </table:table-cell>
          <table:table-cell table:style-name="ce18" table:formula="of:=AVERAGE([.I3:.I7])" office:value-type="float" office:value="44.444" calcext:value-type="float">
            <text:p>44,44</text:p>
          </table:table-cell>
          <table:table-cell table:style-name="ce18" table:formula="of:=0.5*[.H8]/1000*[.I8]*[.I8]" office:value-type="float" office:value="29.62903704" calcext:value-type="float">
            <text:p>29,63</text:p>
          </table:table-cell>
          <table:table-cell table:style-name="ce19"/>
          <table:table-cell table:style-name="ce2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/>
          <table:table-cell table:style-name="ce17" table:number-columns-repeated="2"/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ce3" office:value-type="string" calcext:value-type="string">
            <text:p>-14cm</text:p>
          </table:table-cell>
          <table:table-cell table:style-name="ce3" table:number-columns-repeated="2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9.46" calcext:value-type="float">
            <text:p>49,46</text:p>
          </table:table-cell>
          <table:table-cell table:style-name="ce17" table:formula="of:=0.5*[.H10]/1000*[.I10]*[.I10]" office:value-type="float" office:value="36.694374" calcext:value-type="float">
            <text:p>36,69</text:p>
          </table:table-cell>
          <table:table-cell table:style-name="ce3"/>
          <table:table-cell table:style-name="ce21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8.43" calcext:value-type="float">
            <text:p>48,43</text:p>
          </table:table-cell>
          <table:table-cell table:style-name="ce17" table:formula="of:=0.5*[.H11]/1000*[.I11]*[.I11]" office:value-type="float" office:value="35.1819735" calcext:value-type="float">
            <text:p>35,1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8.91" calcext:value-type="float">
            <text:p>48,91</text:p>
          </table:table-cell>
          <table:table-cell table:style-name="ce17" table:formula="of:=0.5*[.H12]/1000*[.I12]*[.I12]" office:value-type="float" office:value="35.8828215" calcext:value-type="float">
            <text:p>35,8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8.82" calcext:value-type="float">
            <text:p>48,82</text:p>
          </table:table-cell>
          <table:table-cell table:style-name="ce17" table:formula="of:=0.5*[.H13]/1000*[.I13]*[.I13]" office:value-type="float" office:value="35.750886" calcext:value-type="float">
            <text:p>35,75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8.6" calcext:value-type="float">
            <text:p>48,60</text:p>
          </table:table-cell>
          <table:table-cell table:style-name="ce17" table:formula="of:=0.5*[.H14]/1000*[.I14]*[.I14]" office:value-type="float" office:value="35.4294" calcext:value-type="float">
            <text:p>35,43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Default"/>
          <table:table-cell table:style-name="ce3" table:number-columns-repeated="2"/>
          <table:table-cell table:style-name="ce14" office:value-type="float" office:value="30" calcext:value-type="float">
            <text:p>30,00</text:p>
          </table:table-cell>
          <table:table-cell table:style-name="ce18" table:formula="of:=AVERAGE([.I10:.I14])" office:value-type="float" office:value="48.844" calcext:value-type="float">
            <text:p>48,84</text:p>
          </table:table-cell>
          <table:table-cell table:style-name="ce18" table:formula="of:=0.5*[.H15]/1000*[.I15]*[.I15]" office:value-type="float" office:value="35.78604504" calcext:value-type="float">
            <text:p>35,79</text:p>
          </table:table-cell>
          <table:table-cell table:style-name="ce19"/>
          <table:table-cell table:style-name="ce2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/>
          <table:table-cell table:style-name="ce17" table:number-columns-repeated="2"/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ce3" office:value-type="string" calcext:value-type="string">
            <text:p>-7cm</text:p>
          </table:table-cell>
          <table:table-cell table:style-name="ce3" table:number-columns-repeated="2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4.09" calcext:value-type="float">
            <text:p>54,09</text:p>
          </table:table-cell>
          <table:table-cell table:style-name="ce17" table:formula="of:=0.5*[.H17]/1000*[.I17]*[.I17]" office:value-type="float" office:value="43.8859215" calcext:value-type="float">
            <text:p>43,89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4.03" calcext:value-type="float">
            <text:p>54,03</text:p>
          </table:table-cell>
          <table:table-cell table:style-name="ce17" table:formula="of:=0.5*[.H18]/1000*[.I18]*[.I18]" office:value-type="float" office:value="43.7886135" calcext:value-type="float">
            <text:p>43,79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2.95" calcext:value-type="float">
            <text:p>52,95</text:p>
          </table:table-cell>
          <table:table-cell table:style-name="ce17" table:formula="of:=0.5*[.H19]/1000*[.I19]*[.I19]" office:value-type="float" office:value="42.0555375" calcext:value-type="float">
            <text:p>42,06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3.92" calcext:value-type="float">
            <text:p>53,92</text:p>
          </table:table-cell>
          <table:table-cell table:style-name="ce17" table:formula="of:=0.5*[.H20]/1000*[.I20]*[.I20]" office:value-type="float" office:value="43.610496" calcext:value-type="float">
            <text:p>43,61</text:p>
          </table:table-cell>
          <table:table-cell table:style-name="ce19"/>
          <table:table-cell table:style-name="ce22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3.78" calcext:value-type="float">
            <text:p>53,78</text:p>
          </table:table-cell>
          <table:table-cell table:style-name="ce17" table:formula="of:=0.5*[.H21]/1000*[.I21]*[.I21]" office:value-type="float" office:value="43.384326" calcext:value-type="float">
            <text:p>43,38</text:p>
          </table:table-cell>
          <table:table-cell table:style-name="ce19"/>
          <table:table-cell table:style-name="ce22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Default"/>
          <table:table-cell table:style-name="ce3" table:number-columns-repeated="2"/>
          <table:table-cell table:style-name="ce14" office:value-type="float" office:value="30" calcext:value-type="float">
            <text:p>30,00</text:p>
          </table:table-cell>
          <table:table-cell table:style-name="ce18" table:formula="of:=AVERAGE([.I17:.I21])" office:value-type="float" office:value="53.754" calcext:value-type="float">
            <text:p>53,75</text:p>
          </table:table-cell>
          <table:table-cell table:style-name="ce18" table:formula="of:=0.5*[.H22]/1000*[.I22]*[.I22]" office:value-type="float" office:value="43.34238774" calcext:value-type="float">
            <text:p>43,34</text:p>
          </table:table-cell>
          <table:table-cell table:style-name="ce19"/>
          <table:table-cell table:style-name="ce2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 table:number-rows-repeated="2">
          <table:table-cell table:style-name="ce12"/>
          <table:table-cell table:style-name="ce3" table:number-columns-repeated="6"/>
          <table:table-cell table:style-name="ce13"/>
          <table:table-cell table:style-name="ce17" table:number-columns-repeated="2"/>
          <table:table-cell table:style-name="ce4"/>
          <table:table-cell table:style-name="ce20"/>
          <table:table-cell table:style-name="ce19"/>
          <table:table-cell table:number-columns-repeated="1011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5]" office:value-type="string" office:string-value="Nylon-3" calcext:value-type="string">
            <text:p>Nylon-3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38.25" calcext:value-type="float">
            <text:p>38,25</text:p>
          </table:table-cell>
          <table:table-cell table:style-name="ce17" table:formula="of:=0.5*[.H25]/1000*[.I25]*[.I25]" office:value-type="float" office:value="21.419235" calcext:value-type="float">
            <text:p>21,42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38.13" calcext:value-type="float">
            <text:p>38,13</text:p>
          </table:table-cell>
          <table:table-cell table:style-name="ce17" table:formula="of:=0.5*[.H26]/1000*[.I26]*[.I26]" office:value-type="float" office:value="21.285050616" calcext:value-type="float">
            <text:p>21,2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38.73" calcext:value-type="float">
            <text:p>38,73</text:p>
          </table:table-cell>
          <table:table-cell table:style-name="ce17" table:formula="of:=0.5*[.H27]/1000*[.I27]*[.I27]" office:value-type="float" office:value="21.960188856" calcext:value-type="float">
            <text:p>21,9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38.6" calcext:value-type="float">
            <text:p>38,60</text:p>
          </table:table-cell>
          <table:table-cell table:style-name="ce17" table:formula="of:=0.5*[.H28]/1000*[.I28]*[.I28]" office:value-type="float" office:value="21.8130144" calcext:value-type="float">
            <text:p>21,8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38.43" calcext:value-type="float">
            <text:p>38,43</text:p>
          </table:table-cell>
          <table:table-cell table:style-name="ce17" table:formula="of:=0.5*[.H29]/1000*[.I29]*[.I29]" office:value-type="float" office:value="21.621302136" calcext:value-type="float">
            <text:p>21,6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25:.I29])" office:value-type="float" office:value="38.428" calcext:value-type="float">
            <text:p>38,43</text:p>
          </table:table-cell>
          <table:table-cell table:style-name="ce18" table:formula="of:=0.5*[.H30]/1000*[.I30]*[.I30]" office:value-type="float" office:value="21.61905173376" calcext:value-type="float">
            <text:p>21,6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1.92" calcext:value-type="float">
            <text:p>41,92</text:p>
          </table:table-cell>
          <table:table-cell table:style-name="ce17" table:formula="of:=0.5*[.H32]/1000*[.I32]*[.I32]" office:value-type="float" office:value="25.726672896" calcext:value-type="float">
            <text:p>25,73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2.78" calcext:value-type="float">
            <text:p>42,78</text:p>
          </table:table-cell>
          <table:table-cell table:style-name="ce17" table:formula="of:=0.5*[.H33]/1000*[.I33]*[.I33]" office:value-type="float" office:value="26.793079776" calcext:value-type="float">
            <text:p>26,7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1.92" calcext:value-type="float">
            <text:p>41,92</text:p>
          </table:table-cell>
          <table:table-cell table:style-name="ce17" table:formula="of:=0.5*[.H34]/1000*[.I34]*[.I34]" office:value-type="float" office:value="25.726672896" calcext:value-type="float">
            <text:p>25,7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1.83" calcext:value-type="float">
            <text:p>41,83</text:p>
          </table:table-cell>
          <table:table-cell table:style-name="ce17" table:formula="of:=0.5*[.H35]/1000*[.I35]*[.I35]" office:value-type="float" office:value="25.616323896" calcext:value-type="float">
            <text:p>25,6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1.93" calcext:value-type="float">
            <text:p>41,93</text:p>
          </table:table-cell>
          <table:table-cell table:style-name="ce17" table:formula="of:=0.5*[.H36]/1000*[.I36]*[.I36]" office:value-type="float" office:value="25.738948536" calcext:value-type="float">
            <text:p>25,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32:.I36])" office:value-type="float" office:value="42.076" calcext:value-type="float">
            <text:p>42,08</text:p>
          </table:table-cell>
          <table:table-cell table:style-name="ce18" table:formula="of:=0.5*[.H37]/1000*[.I37]*[.I37]" office:value-type="float" office:value="25.91850632064" calcext:value-type="float">
            <text:p>25,9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7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6.37" calcext:value-type="float">
            <text:p>46,37</text:p>
          </table:table-cell>
          <table:table-cell table:style-name="ce17" table:formula="of:=0.5*[.H39]/1000*[.I39]*[.I39]" office:value-type="float" office:value="31.478589816" calcext:value-type="float">
            <text:p>31,4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6.45" calcext:value-type="float">
            <text:p>46,45</text:p>
          </table:table-cell>
          <table:table-cell table:style-name="ce17" table:formula="of:=0.5*[.H40]/1000*[.I40]*[.I40]" office:value-type="float" office:value="31.5873006" calcext:value-type="float">
            <text:p>31,5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6.11" calcext:value-type="float">
            <text:p>46,11</text:p>
          </table:table-cell>
          <table:table-cell table:style-name="ce17" table:formula="of:=0.5*[.H41]/1000*[.I41]*[.I41]" office:value-type="float" office:value="31.126573944" calcext:value-type="float">
            <text:p>31,1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5.63" calcext:value-type="float">
            <text:p>45,63</text:p>
          </table:table-cell>
          <table:table-cell table:style-name="ce17" table:formula="of:=0.5*[.H42]/1000*[.I42]*[.I42]" office:value-type="float" office:value="30.481898616" calcext:value-type="float">
            <text:p>30,4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5.91" calcext:value-type="float">
            <text:p>45,91</text:p>
          </table:table-cell>
          <table:table-cell table:style-name="ce17" table:formula="of:=0.5*[.H43]/1000*[.I43]*[.I43]" office:value-type="float" office:value="30.857139384" calcext:value-type="float">
            <text:p>30,8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39:.I43])" office:value-type="float" office:value="46.094" calcext:value-type="float">
            <text:p>46,09</text:p>
          </table:table-cell>
          <table:table-cell table:style-name="ce18" table:formula="of:=0.5*[.H44]/1000*[.I44]*[.I44]" office:value-type="float" office:value="31.10497607904" calcext:value-type="float">
            <text:p>31,10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5]" office:value-type="string" office:string-value="Nylon-3" calcext:value-type="string">
            <text:p>Nylon-3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5.96" calcext:value-type="float">
            <text:p>45,96</text:p>
          </table:table-cell>
          <table:table-cell table:style-name="ce17" table:formula="of:=0.5*[.H47]/1000*[.I47]*[.I47]" office:value-type="float" office:value="30.924388224" calcext:value-type="float">
            <text:p>30,92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5.66" calcext:value-type="float">
            <text:p>45,66</text:p>
          </table:table-cell>
          <table:table-cell table:style-name="ce17" table:formula="of:=0.5*[.H48]/1000*[.I48]*[.I48]" office:value-type="float" office:value="30.521993184" calcext:value-type="float">
            <text:p>30,5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5.29" calcext:value-type="float">
            <text:p>45,29</text:p>
          </table:table-cell>
          <table:table-cell table:style-name="ce17" table:formula="of:=0.5*[.H49]/1000*[.I49]*[.I49]" office:value-type="float" office:value="30.029335224" calcext:value-type="float">
            <text:p>30,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5.2" calcext:value-type="float">
            <text:p>45,20</text:p>
          </table:table-cell>
          <table:table-cell table:style-name="ce17" table:formula="of:=0.5*[.H50]/1000*[.I50]*[.I50]" office:value-type="float" office:value="29.9101056" calcext:value-type="float">
            <text:p>29,9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4.82" calcext:value-type="float">
            <text:p>44,82</text:p>
          </table:table-cell>
          <table:table-cell table:style-name="ce17" table:formula="of:=0.5*[.H51]/1000*[.I51]*[.I51]" office:value-type="float" office:value="29.409306336" calcext:value-type="float">
            <text:p>29,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47:.I51])" office:value-type="float" office:value="45.386" calcext:value-type="float">
            <text:p>45,39</text:p>
          </table:table-cell>
          <table:table-cell table:style-name="ce18" table:formula="of:=0.5*[.H52]/1000*[.I52]*[.I52]" office:value-type="float" office:value="30.15677490144" calcext:value-type="float">
            <text:p>30,16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8.43" calcext:value-type="float">
            <text:p>48,43</text:p>
          </table:table-cell>
          <table:table-cell table:style-name="ce17" table:formula="of:=0.5*[.H54]/1000*[.I54]*[.I54]" office:value-type="float" office:value="34.337606136" calcext:value-type="float">
            <text:p>34,34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8.78" calcext:value-type="float">
            <text:p>48,78</text:p>
          </table:table-cell>
          <table:table-cell table:style-name="ce17" table:formula="of:=0.5*[.H55]/1000*[.I55]*[.I55]" office:value-type="float" office:value="34.835710176" calcext:value-type="float">
            <text:p>34,8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8.3" calcext:value-type="float">
            <text:p>48,30</text:p>
          </table:table-cell>
          <table:table-cell table:style-name="ce17" table:formula="of:=0.5*[.H56]/1000*[.I56]*[.I56]" office:value-type="float" office:value="34.1535096" calcext:value-type="float">
            <text:p>34,1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7.95" calcext:value-type="float">
            <text:p>47,95</text:p>
          </table:table-cell>
          <table:table-cell table:style-name="ce17" table:formula="of:=0.5*[.H57]/1000*[.I57]*[.I57]" office:value-type="float" office:value="33.6603246" calcext:value-type="float">
            <text:p>33,6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8.08" calcext:value-type="float">
            <text:p>48,08</text:p>
          </table:table-cell>
          <table:table-cell table:style-name="ce17" table:formula="of:=0.5*[.H58]/1000*[.I58]*[.I58]" office:value-type="float" office:value="33.843088896" calcext:value-type="float">
            <text:p>33,8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54:.I58])" office:value-type="float" office:value="48.308" calcext:value-type="float">
            <text:p>48,31</text:p>
          </table:table-cell>
          <table:table-cell table:style-name="ce18" table:formula="of:=0.5*[.H59]/1000*[.I59]*[.I59]" office:value-type="float" office:value="34.16482432896" calcext:value-type="float">
            <text:p>34,16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7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2.18" calcext:value-type="float">
            <text:p>52,18</text:p>
          </table:table-cell>
          <table:table-cell table:style-name="ce17" table:formula="of:=0.5*[.H61]/1000*[.I61]*[.I61]" office:value-type="float" office:value="39.861095136" calcext:value-type="float">
            <text:p>39,86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1.94" calcext:value-type="float">
            <text:p>51,94</text:p>
          </table:table-cell>
          <table:table-cell table:style-name="ce17" table:formula="of:=0.5*[.H62]/1000*[.I62]*[.I62]" office:value-type="float" office:value="39.495259104" calcext:value-type="float">
            <text:p>39,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2" calcext:value-type="float">
            <text:p>52,00</text:p>
          </table:table-cell>
          <table:table-cell table:style-name="ce17" table:formula="of:=0.5*[.H63]/1000*[.I63]*[.I63]" office:value-type="float" office:value="39.58656" calcext:value-type="float">
            <text:p>39,5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1.31" calcext:value-type="float">
            <text:p>51,31</text:p>
          </table:table-cell>
          <table:table-cell table:style-name="ce17" table:formula="of:=0.5*[.H64]/1000*[.I64]*[.I64]" office:value-type="float" office:value="38.542963704" calcext:value-type="float">
            <text:p>38,5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1.97" calcext:value-type="float">
            <text:p>51,97</text:p>
          </table:table-cell>
          <table:table-cell table:style-name="ce17" table:formula="of:=0.5*[.H65]/1000*[.I65]*[.I65]" office:value-type="float" office:value="39.540896376" calcext:value-type="float">
            <text:p>39,5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61:.I65])" office:value-type="float" office:value="51.88" calcext:value-type="float">
            <text:p>51,88</text:p>
          </table:table-cell>
          <table:table-cell table:style-name="ce18" table:formula="of:=0.5*[.H66]/1000*[.I66]*[.I66]" office:value-type="float" office:value="39.404063616" calcext:value-type="float">
            <text:p>39,40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4]" office:value-type="string" office:string-value="Nylon-2" calcext:value-type="string">
            <text:p>Nylon-2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0.58" calcext:value-type="float">
            <text:p>50,58</text:p>
          </table:table-cell>
          <table:table-cell table:style-name="ce17" table:formula="of:=0.5*[.H68]/1000*[.I68]*[.I68]" office:value-type="float" office:value="37.454044896" calcext:value-type="float">
            <text:p>37,45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0.08" calcext:value-type="float">
            <text:p>50,08</text:p>
          </table:table-cell>
          <table:table-cell table:style-name="ce17" table:formula="of:=0.5*[.H69]/1000*[.I69]*[.I69]" office:value-type="float" office:value="36.717213696" calcext:value-type="float">
            <text:p>36,7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0.1" calcext:value-type="float">
            <text:p>50,10</text:p>
          </table:table-cell>
          <table:table-cell table:style-name="ce17" table:formula="of:=0.5*[.H70]/1000*[.I70]*[.I70]" office:value-type="float" office:value="36.7465464" calcext:value-type="float">
            <text:p>36,7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9.41" calcext:value-type="float">
            <text:p>49,41</text:p>
          </table:table-cell>
          <table:table-cell table:style-name="ce17" table:formula="of:=0.5*[.H71]/1000*[.I71]*[.I71]" office:value-type="float" office:value="35.741336184" calcext:value-type="float">
            <text:p>35,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9.26" calcext:value-type="float">
            <text:p>49,26</text:p>
          </table:table-cell>
          <table:table-cell table:style-name="ce17" table:formula="of:=0.5*[.H72]/1000*[.I72]*[.I72]" office:value-type="float" office:value="35.524656864" calcext:value-type="float">
            <text:p>35,5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68:.I72])" office:value-type="float" office:value="49.886" calcext:value-type="float">
            <text:p>49,89</text:p>
          </table:table-cell>
          <table:table-cell table:style-name="ce18" table:formula="of:=0.5*[.H73]/1000*[.I73]*[.I73]" office:value-type="float" office:value="36.43329426144" calcext:value-type="float">
            <text:p>36,43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1.79" calcext:value-type="float">
            <text:p>51,79</text:p>
          </table:table-cell>
          <table:table-cell table:style-name="ce17" table:formula="of:=0.5*[.H75]/1000*[.I75]*[.I75]" office:value-type="float" office:value="39.267468024" calcext:value-type="float">
            <text:p>39,27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1.21" calcext:value-type="float">
            <text:p>51,21</text:p>
          </table:table-cell>
          <table:table-cell table:style-name="ce17" table:formula="of:=0.5*[.H76]/1000*[.I76]*[.I76]" office:value-type="float" office:value="38.392874424" calcext:value-type="float">
            <text:p>38,3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0.75" calcext:value-type="float">
            <text:p>50,75</text:p>
          </table:table-cell>
          <table:table-cell table:style-name="ce17" table:formula="of:=0.5*[.H77]/1000*[.I77]*[.I77]" office:value-type="float" office:value="37.706235" calcext:value-type="float">
            <text:p>37,7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9.82" calcext:value-type="float">
            <text:p>49,82</text:p>
          </table:table-cell>
          <table:table-cell table:style-name="ce17" table:formula="of:=0.5*[.H78]/1000*[.I78]*[.I78]" office:value-type="float" office:value="36.336954336" calcext:value-type="float">
            <text:p>36,3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0.46" calcext:value-type="float">
            <text:p>50,46</text:p>
          </table:table-cell>
          <table:table-cell table:style-name="ce17" table:formula="of:=0.5*[.H79]/1000*[.I79]*[.I79]" office:value-type="float" office:value="37.276537824" calcext:value-type="float">
            <text:p>37,2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75:.I79])" office:value-type="float" office:value="50.806" calcext:value-type="float">
            <text:p>50,81</text:p>
          </table:table-cell>
          <table:table-cell table:style-name="ce18" table:formula="of:=0.5*[.H80]/1000*[.I80]*[.I80]" office:value-type="float" office:value="37.78949467104" calcext:value-type="float">
            <text:p>37,7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4]" office:value-type="string" office:string-value="Nylon-2" calcext:value-type="string">
            <text:p>Nylon-2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5.52" calcext:value-type="float">
            <text:p>55,52</text:p>
          </table:table-cell>
          <table:table-cell table:style-name="ce17" table:formula="of:=0.5*[.H82]/1000*[.I82]*[.I82]" office:value-type="float" office:value="45.127366656" calcext:value-type="float">
            <text:p>45,13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3.57" calcext:value-type="float">
            <text:p>53,57</text:p>
          </table:table-cell>
          <table:table-cell table:style-name="ce17" table:formula="of:=0.5*[.H83]/1000*[.I83]*[.I83]" office:value-type="float" office:value="42.013065336" calcext:value-type="float">
            <text:p>42,0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5.05" calcext:value-type="float">
            <text:p>55,05</text:p>
          </table:table-cell>
          <table:table-cell table:style-name="ce17" table:formula="of:=0.5*[.H84]/1000*[.I84]*[.I84]" office:value-type="float" office:value="44.3665566" calcext:value-type="float">
            <text:p>44,3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4.76" calcext:value-type="float">
            <text:p>54,76</text:p>
          </table:table-cell>
          <table:table-cell table:style-name="ce17" table:formula="of:=0.5*[.H85]/1000*[.I85]*[.I85]" office:value-type="float" office:value="43.900347264" calcext:value-type="float">
            <text:p>43,9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4.79" calcext:value-type="float">
            <text:p>54,79</text:p>
          </table:table-cell>
          <table:table-cell table:style-name="ce17" table:formula="of:=0.5*[.H86]/1000*[.I86]*[.I86]" office:value-type="float" office:value="43.948461624" calcext:value-type="float">
            <text:p>43,9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82:.I86])" office:value-type="float" office:value="54.738" calcext:value-type="float">
            <text:p>54,74</text:p>
          </table:table-cell>
          <table:table-cell table:style-name="ce18" table:formula="of:=0.5*[.H87]/1000*[.I87]*[.I87]" office:value-type="float" office:value="43.86508014816" calcext:value-type="float">
            <text:p>43,8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8.55" calcext:value-type="float">
            <text:p>58,55</text:p>
          </table:table-cell>
          <table:table-cell table:style-name="ce17" table:formula="of:=0.5*[.H89]/1000*[.I89]*[.I89]" office:value-type="float" office:value="50.1874206" calcext:value-type="float">
            <text:p>50,19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7.95" calcext:value-type="float">
            <text:p>57,95</text:p>
          </table:table-cell>
          <table:table-cell table:style-name="ce17" table:formula="of:=0.5*[.H90]/1000*[.I90]*[.I90]" office:value-type="float" office:value="49.1640846" calcext:value-type="float">
            <text:p>49,1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7.38" calcext:value-type="float">
            <text:p>57,38</text:p>
          </table:table-cell>
          <table:table-cell table:style-name="ce17" table:formula="of:=0.5*[.H91]/1000*[.I91]*[.I91]" office:value-type="float" office:value="48.201678816" calcext:value-type="float">
            <text:p>48,2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7.45" calcext:value-type="float">
            <text:p>57,45</text:p>
          </table:table-cell>
          <table:table-cell table:style-name="ce17" table:formula="of:=0.5*[.H92]/1000*[.I92]*[.I92]" office:value-type="float" office:value="48.3193566" calcext:value-type="float">
            <text:p>48,3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6.68" calcext:value-type="float">
            <text:p>56,68</text:p>
          </table:table-cell>
          <table:table-cell table:style-name="ce17" table:formula="of:=0.5*[.H93]/1000*[.I93]*[.I93]" office:value-type="float" office:value="47.032791936" calcext:value-type="float">
            <text:p>47,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89:.I93])" office:value-type="float" office:value="57.602" calcext:value-type="float">
            <text:p>57,60</text:p>
          </table:table-cell>
          <table:table-cell table:style-name="ce18" table:formula="of:=0.5*[.H94]/1000*[.I94]*[.I94]" office:value-type="float" office:value="48.57537951456" calcext:value-type="float">
            <text:p>48,58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14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4]" office:value-type="string" office:string-value="Nylon-2" calcext:value-type="string">
            <text:p>Nylon-2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5.2" calcext:value-type="float">
            <text:p>55,20</text:p>
          </table:table-cell>
          <table:table-cell table:style-name="ce17" table:formula="of:=0.5*[.H96]/1000*[.I96]*[.I96]" office:value-type="float" office:value="44.6086656" calcext:value-type="float">
            <text:p>44,61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4.23" calcext:value-type="float">
            <text:p>54,23</text:p>
          </table:table-cell>
          <table:table-cell table:style-name="ce17" table:formula="of:=0.5*[.H97]/1000*[.I97]*[.I97]" office:value-type="float" office:value="43.054672056" calcext:value-type="float">
            <text:p>43,0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3.81" calcext:value-type="float">
            <text:p>53,81</text:p>
          </table:table-cell>
          <table:table-cell table:style-name="ce17" table:formula="of:=0.5*[.H98]/1000*[.I98]*[.I98]" office:value-type="float" office:value="42.390355704" calcext:value-type="float">
            <text:p>42,3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3.81" calcext:value-type="float">
            <text:p>53,81</text:p>
          </table:table-cell>
          <table:table-cell table:style-name="ce17" table:formula="of:=0.5*[.H99]/1000*[.I99]*[.I99]" office:value-type="float" office:value="42.390355704" calcext:value-type="float">
            <text:p>42,3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3.16" calcext:value-type="float">
            <text:p>53,16</text:p>
          </table:table-cell>
          <table:table-cell table:style-name="ce17" table:formula="of:=0.5*[.H100]/1000*[.I100]*[.I100]" office:value-type="float" office:value="41.372429184" calcext:value-type="float">
            <text:p>41,3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96:.I100])" office:value-type="float" office:value="54.042" calcext:value-type="float">
            <text:p>54,04</text:p>
          </table:table-cell>
          <table:table-cell table:style-name="ce18" table:formula="of:=0.5*[.H101]/1000*[.I101]*[.I101]" office:value-type="float" office:value="42.75667286496" calcext:value-type="float">
            <text:p>42,76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116" calcext:value-type="float">
            <text:p>116,00</text:p>
          </table:table-cell>
          <table:table-cell table:style-name="ce13" office:value-type="float" office:value="30.49" calcext:value-type="float">
            <text:p>30,49</text:p>
          </table:table-cell>
          <table:table-cell table:style-name="ce17" table:formula="of:=0.5*[.H103]/1000*[.I103]*[.I103]" office:value-type="float" office:value="53.9191258" calcext:value-type="float">
            <text:p>53,92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116" calcext:value-type="float">
            <text:p>116,00</text:p>
          </table:table-cell>
          <table:table-cell table:style-name="ce13" office:value-type="float" office:value="30.3" calcext:value-type="float">
            <text:p>30,30</text:p>
          </table:table-cell>
          <table:table-cell table:style-name="ce17" table:formula="of:=0.5*[.H104]/1000*[.I104]*[.I104]" office:value-type="float" office:value="53.24922" calcext:value-type="float">
            <text:p>53,2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116" calcext:value-type="float">
            <text:p>116,00</text:p>
          </table:table-cell>
          <table:table-cell office:value-type="float" office:value="30.37" calcext:value-type="float">
            <text:p>30,37</text:p>
          </table:table-cell>
          <table:table-cell table:style-name="ce17" table:formula="of:=0.5*[.H105]/1000*[.I105]*[.I105]" office:value-type="float" office:value="53.4955402" calcext:value-type="float">
            <text:p>53,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116" calcext:value-type="float">
            <text:p>116,00</text:p>
          </table:table-cell>
          <table:table-cell office:value-type="float" office:value="30.26" calcext:value-type="float">
            <text:p>30,26</text:p>
          </table:table-cell>
          <table:table-cell table:style-name="ce17" table:formula="of:=0.5*[.H106]/1000*[.I106]*[.I106]" office:value-type="float" office:value="53.1087208" calcext:value-type="float">
            <text:p>53,1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116" calcext:value-type="float">
            <text:p>116,00</text:p>
          </table:table-cell>
          <table:table-cell office:value-type="float" office:value="29.4" calcext:value-type="float">
            <text:p>29,40</text:p>
          </table:table-cell>
          <table:table-cell table:style-name="ce17" table:formula="of:=0.5*[.H107]/1000*[.I107]*[.I107]" office:value-type="float" office:value="50.13288" calcext:value-type="float">
            <text:p>50,1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116" calcext:value-type="float">
            <text:p>116,00</text:p>
          </table:table-cell>
          <table:table-cell table:style-name="ce18" table:formula="of:=AVERAGE([.I103:.I107])" office:value-type="float" office:value="30.164" calcext:value-type="float">
            <text:p>30,16</text:p>
          </table:table-cell>
          <table:table-cell table:style-name="ce18" table:formula="of:=0.5*[.H108]/1000*[.I108]*[.I108]" office:value-type="float" office:value="52.772279968" calcext:value-type="float">
            <text:p>52,7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.7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1.54" calcext:value-type="float">
            <text:p>51,54</text:p>
          </table:table-cell>
          <table:table-cell table:style-name="ce17" table:formula="of:=0.5*[.H110]/1000*[.I110]*[.I110]" office:value-type="float" office:value="39.075226236" calcext:value-type="float">
            <text:p>39,0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1.78" calcext:value-type="float">
            <text:p>51,78</text:p>
          </table:table-cell>
          <table:table-cell table:style-name="ce17" table:formula="of:=0.5*[.H111]/1000*[.I111]*[.I111]" office:value-type="float" office:value="39.439987164" calcext:value-type="float">
            <text:p>39,4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98" calcext:value-type="float">
            <text:p>50,98</text:p>
          </table:table-cell>
          <table:table-cell table:style-name="ce17" table:formula="of:=0.5*[.H112]/1000*[.I112]*[.I112]" office:value-type="float" office:value="38.230707484" calcext:value-type="float">
            <text:p>38,2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1.25" calcext:value-type="float">
            <text:p>51,25</text:p>
          </table:table-cell>
          <table:table-cell table:style-name="ce17" table:formula="of:=0.5*[.H113]/1000*[.I113]*[.I113]" office:value-type="float" office:value="38.636734375" calcext:value-type="float">
            <text:p>38,6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87" calcext:value-type="float">
            <text:p>50,87</text:p>
          </table:table-cell>
          <table:table-cell table:style-name="ce17" table:formula="of:=0.5*[.H114]/1000*[.I114]*[.I114]" office:value-type="float" office:value="38.065903999" calcext:value-type="float">
            <text:p>38,0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10:.I114])" office:value-type="float" office:value="51.284" calcext:value-type="float">
            <text:p>51,28</text:p>
          </table:table-cell>
          <table:table-cell table:style-name="ce18" table:formula="of:=0.5*[.H115]/1000*[.I115]*[.I115]" office:value-type="float" office:value="38.68801572976" calcext:value-type="float">
            <text:p>38,6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21.7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57.71" calcext:value-type="float">
            <text:p>57,71</text:p>
          </table:table-cell>
          <table:table-cell table:style-name="ce17" table:formula="of:=0.5*[.H117]/1000*[.I117]*[.I117]" office:value-type="float" office:value="33.3877021025" calcext:value-type="float">
            <text:p>33,39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58.59" calcext:value-type="float">
            <text:p>58,59</text:p>
          </table:table-cell>
          <table:table-cell table:style-name="ce17" table:formula="of:=0.5*[.H118]/1000*[.I118]*[.I118]" office:value-type="float" office:value="34.4137007025" calcext:value-type="float">
            <text:p>34,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59.06" calcext:value-type="float">
            <text:p>59,06</text:p>
          </table:table-cell>
          <table:table-cell table:style-name="ce17" table:formula="of:=0.5*[.H119]/1000*[.I119]*[.I119]" office:value-type="float" office:value="34.96803809" calcext:value-type="float">
            <text:p>34,9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59.75" calcext:value-type="float">
            <text:p>59,75</text:p>
          </table:table-cell>
          <table:table-cell table:style-name="ce17" table:formula="of:=0.5*[.H120]/1000*[.I120]*[.I120]" office:value-type="float" office:value="35.7898765625" calcext:value-type="float">
            <text:p>35,7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58.81" calcext:value-type="float">
            <text:p>58,81</text:p>
          </table:table-cell>
          <table:table-cell table:style-name="ce17" table:formula="of:=0.5*[.H121]/1000*[.I121]*[.I121]" office:value-type="float" office:value="34.6726264025" calcext:value-type="float">
            <text:p>34,6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0.05" calcext:value-type="float">
            <text:p>20,05</text:p>
          </table:table-cell>
          <table:table-cell table:style-name="ce18" table:formula="of:=AVERAGE([.I117:.I121])" office:value-type="float" office:value="58.784" calcext:value-type="float">
            <text:p>58,78</text:p>
          </table:table-cell>
          <table:table-cell table:style-name="ce18" table:formula="of:=0.5*[.H122]/1000*[.I122]*[.I122]" office:value-type="float" office:value="34.6419755264" calcext:value-type="float">
            <text:p>34,6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-14.9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5.37" calcext:value-type="float">
            <text:p>55,37</text:p>
          </table:table-cell>
          <table:table-cell table:style-name="ce17" table:formula="of:=0.5*[.H124]/1000*[.I124]*[.I124]" office:value-type="float" office:value="45.098460799" calcext:value-type="float">
            <text:p>45,10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5.95" calcext:value-type="float">
            <text:p>55,95</text:p>
          </table:table-cell>
          <table:table-cell table:style-name="ce17" table:formula="of:=0.5*[.H125]/1000*[.I125]*[.I125]" office:value-type="float" office:value="46.048220775" calcext:value-type="float">
            <text:p>46,0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6.13" calcext:value-type="float">
            <text:p>56,13</text:p>
          </table:table-cell>
          <table:table-cell table:style-name="ce17" table:formula="of:=0.5*[.H126]/1000*[.I126]*[.I126]" office:value-type="float" office:value="46.344986199" calcext:value-type="float">
            <text:p>46,3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5.97" calcext:value-type="float">
            <text:p>55,97</text:p>
          </table:table-cell>
          <table:table-cell table:style-name="ce17" table:formula="of:=0.5*[.H127]/1000*[.I127]*[.I127]" office:value-type="float" office:value="46.081147639" calcext:value-type="float">
            <text:p>46,0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5.24" calcext:value-type="float">
            <text:p>55,24</text:p>
          </table:table-cell>
          <table:table-cell table:style-name="ce17" table:formula="of:=0.5*[.H128]/1000*[.I128]*[.I128]" office:value-type="float" office:value="44.886941296" calcext:value-type="float">
            <text:p>44,8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24:.I128])" office:value-type="float" office:value="55.732" calcext:value-type="float">
            <text:p>55,73</text:p>
          </table:table-cell>
          <table:table-cell table:style-name="ce18" table:formula="of:=0.5*[.H129]/1000*[.I129]*[.I129]" office:value-type="float" office:value="45.69008117104" calcext:value-type="float">
            <text:p>45,6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14.9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62.74" calcext:value-type="float">
            <text:p>62,74</text:p>
          </table:table-cell>
          <table:table-cell table:style-name="ce17" table:formula="of:=0.5*[.H131]/1000*[.I131]*[.I131]" office:value-type="float" office:value="39.46148369" calcext:value-type="float">
            <text:p>39,46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62.44" calcext:value-type="float">
            <text:p>62,44</text:p>
          </table:table-cell>
          <table:table-cell table:style-name="ce17" table:formula="of:=0.5*[.H132]/1000*[.I132]*[.I132]" office:value-type="float" office:value="39.08500484" calcext:value-type="float">
            <text:p>39,0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62.3" calcext:value-type="float">
            <text:p>62,30</text:p>
          </table:table-cell>
          <table:table-cell table:style-name="ce17" table:formula="of:=0.5*[.H133]/1000*[.I133]*[.I133]" office:value-type="float" office:value="38.90993225" calcext:value-type="float">
            <text:p>38,9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62.7" calcext:value-type="float">
            <text:p>62,70</text:p>
          </table:table-cell>
          <table:table-cell table:style-name="ce17" table:formula="of:=0.5*[.H134]/1000*[.I134]*[.I134]" office:value-type="float" office:value="39.41118225" calcext:value-type="float">
            <text:p>39,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62.43" calcext:value-type="float">
            <text:p>62,43</text:p>
          </table:table-cell>
          <table:table-cell table:style-name="ce17" table:formula="of:=0.5*[.H135]/1000*[.I135]*[.I135]" office:value-type="float" office:value="39.0724866225" calcext:value-type="float">
            <text:p>39,0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0.05" calcext:value-type="float">
            <text:p>20,05</text:p>
          </table:table-cell>
          <table:table-cell table:style-name="ce18" table:formula="of:=AVERAGE([.I131:.I135])" office:value-type="float" office:value="62.522" calcext:value-type="float">
            <text:p>62,52</text:p>
          </table:table-cell>
          <table:table-cell table:style-name="ce18" table:formula="of:=0.5*[.H136]/1000*[.I136]*[.I136]" office:value-type="float" office:value="39.1877298521" calcext:value-type="float">
            <text:p>39,1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8.2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8.98" calcext:value-type="float">
            <text:p>58,98</text:p>
          </table:table-cell>
          <table:table-cell table:style-name="ce17" table:formula="of:=0.5*[.H138]/1000*[.I138]*[.I138]" office:value-type="float" office:value="51.170800284" calcext:value-type="float">
            <text:p>51,17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8.33" calcext:value-type="float">
            <text:p>58,33</text:p>
          </table:table-cell>
          <table:table-cell table:style-name="ce17" table:formula="of:=0.5*[.H139]/1000*[.I139]*[.I139]" office:value-type="float" office:value="50.049140719" calcext:value-type="float">
            <text:p>50,0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8.62" calcext:value-type="float">
            <text:p>58,62</text:p>
          </table:table-cell>
          <table:table-cell table:style-name="ce17" table:formula="of:=0.5*[.H140]/1000*[.I140]*[.I140]" office:value-type="float" office:value="50.548037724" calcext:value-type="float">
            <text:p>50,5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8.37" calcext:value-type="float">
            <text:p>58,37</text:p>
          </table:table-cell>
          <table:table-cell table:style-name="ce17" table:formula="of:=0.5*[.H141]/1000*[.I141]*[.I141]" office:value-type="float" office:value="50.117806999" calcext:value-type="float">
            <text:p>50,1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38:.I141])" office:value-type="float" office:value="58.575" calcext:value-type="float">
            <text:p>58,58</text:p>
          </table:table-cell>
          <table:table-cell table:style-name="ce18" table:formula="of:=0.5*[.H142]/1000*[.I142]*[.I142]" office:value-type="float" office:value="50.47046049375" calcext:value-type="float">
            <text:p>50,4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8.2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66.56" calcext:value-type="float">
            <text:p>66,56</text:p>
          </table:table-cell>
          <table:table-cell table:style-name="ce17" table:formula="of:=0.5*[.H144]/1000*[.I144]*[.I144]" office:value-type="float" office:value="44.41309184" calcext:value-type="float">
            <text:p>44,41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4" office:value-type="float" office:value="20.05" calcext:value-type="float">
            <text:p>20,05</text:p>
          </table:table-cell>
          <table:table-cell table:style-name="ce18" table:formula="of:=AVERAGE([.I144:.I144])" office:value-type="float" office:value="66.56" calcext:value-type="float">
            <text:p>66,56</text:p>
          </table:table-cell>
          <table:table-cell table:style-name="ce18" table:formula="of:=0.5*[.H145]/1000*[.I145]*[.I145]" office:value-type="float" office:value="44.41309184" calcext:value-type="float">
            <text:p>44,41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.7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0.48" calcext:value-type="float">
            <text:p>50,48</text:p>
          </table:table-cell>
          <table:table-cell table:style-name="ce17" table:formula="of:=0.5*[.H147]/1000*[.I147]*[.I147]" office:value-type="float" office:value="37.484469184" calcext:value-type="float">
            <text:p>37,4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49.78" calcext:value-type="float">
            <text:p>49,78</text:p>
          </table:table-cell>
          <table:table-cell table:style-name="ce17" table:formula="of:=0.5*[.H148]/1000*[.I148]*[.I148]" office:value-type="float" office:value="36.452091964" calcext:value-type="float">
            <text:p>36,4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83" calcext:value-type="float">
            <text:p>50,83</text:p>
          </table:table-cell>
          <table:table-cell table:style-name="ce17" table:formula="of:=0.5*[.H149]/1000*[.I149]*[.I149]" office:value-type="float" office:value="38.006063719" calcext:value-type="float">
            <text:p>38,0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41" calcext:value-type="float">
            <text:p>50,41</text:p>
          </table:table-cell>
          <table:table-cell table:style-name="ce17" table:formula="of:=0.5*[.H150]/1000*[.I150]*[.I150]" office:value-type="float" office:value="37.380582751" calcext:value-type="float">
            <text:p>37,3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39" calcext:value-type="float">
            <text:p>50,39</text:p>
          </table:table-cell>
          <table:table-cell table:style-name="ce17" table:formula="of:=0.5*[.H151]/1000*[.I151]*[.I151]" office:value-type="float" office:value="37.350927391" calcext:value-type="float">
            <text:p>37,3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47:.I151])" office:value-type="float" office:value="50.378" calcext:value-type="float">
            <text:p>50,38</text:p>
          </table:table-cell>
          <table:table-cell table:style-name="ce18" table:formula="of:=0.5*[.H152]/1000*[.I152]*[.I152]" office:value-type="float" office:value="37.33313982364" calcext:value-type="float">
            <text:p>37,33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21.7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9.98" calcext:value-type="float">
            <text:p>9,98</text:p>
          </table:table-cell>
          <table:table-cell table:style-name="ce13" office:value-type="float" office:value="73.8" calcext:value-type="float">
            <text:p>73,80</text:p>
          </table:table-cell>
          <table:table-cell table:style-name="ce17" table:formula="of:=0.5*[.H154]/1000*[.I154]*[.I154]" office:value-type="float" office:value="27.1777356" calcext:value-type="float">
            <text:p>27,1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9.98" calcext:value-type="float">
            <text:p>9,98</text:p>
          </table:table-cell>
          <table:table-cell table:style-name="ce13" office:value-type="float" office:value="71.7" calcext:value-type="float">
            <text:p>71,70</text:p>
          </table:table-cell>
          <table:table-cell table:style-name="ce17" table:formula="of:=0.5*[.H155]/1000*[.I155]*[.I155]" office:value-type="float" office:value="25.6530411" calcext:value-type="float">
            <text:p>25,6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9.98" calcext:value-type="float">
            <text:p>9,98</text:p>
          </table:table-cell>
          <table:table-cell office:value-type="float" office:value="73.94" calcext:value-type="float">
            <text:p>73,94</text:p>
          </table:table-cell>
          <table:table-cell table:style-name="ce17" table:formula="of:=0.5*[.H156]/1000*[.I156]*[.I156]" office:value-type="float" office:value="27.280946764" calcext:value-type="float">
            <text:p>27,2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9.98" calcext:value-type="float">
            <text:p>9,98</text:p>
          </table:table-cell>
          <table:table-cell office:value-type="float" office:value="72.52" calcext:value-type="float">
            <text:p>72,52</text:p>
          </table:table-cell>
          <table:table-cell table:style-name="ce17" table:formula="of:=0.5*[.H157]/1000*[.I157]*[.I157]" office:value-type="float" office:value="26.243160496" calcext:value-type="float">
            <text:p>26,2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9.98" calcext:value-type="float">
            <text:p>9,98</text:p>
          </table:table-cell>
          <table:table-cell office:value-type="float" office:value="73.4" calcext:value-type="float">
            <text:p>73,40</text:p>
          </table:table-cell>
          <table:table-cell table:style-name="ce17" table:formula="of:=0.5*[.H158]/1000*[.I158]*[.I158]" office:value-type="float" office:value="26.8839244" calcext:value-type="float">
            <text:p>26,8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9.98" calcext:value-type="float">
            <text:p>9,98</text:p>
          </table:table-cell>
          <table:table-cell table:style-name="ce18" table:formula="of:=AVERAGE([.I154:.I158])" office:value-type="float" office:value="73.072" calcext:value-type="float">
            <text:p>73,07</text:p>
          </table:table-cell>
          <table:table-cell table:style-name="ce18" table:formula="of:=0.5*[.H159]/1000*[.I159]*[.I159]" office:value-type="float" office:value="26.64419074816" calcext:value-type="float">
            <text:p>26,6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8.2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62.24" calcext:value-type="float">
            <text:p>62,24</text:p>
          </table:table-cell>
          <table:table-cell table:style-name="ce17" table:formula="of:=0.5*[.H161]/1000*[.I161]*[.I161]" office:value-type="float" office:value="56.983856896" calcext:value-type="float">
            <text:p>56,9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61:.I161])" office:value-type="float" office:value="62.24" calcext:value-type="float">
            <text:p>62,24</text:p>
          </table:table-cell>
          <table:table-cell table:style-name="ce18" table:formula="of:=0.5*[.H162]/1000*[.I162]*[.I162]" office:value-type="float" office:value="56.983856896" calcext:value-type="float">
            <text:p>56,98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8.2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9.98" calcext:value-type="float">
            <text:p>9,98</text:p>
          </table:table-cell>
          <table:table-cell table:style-name="ce13" office:value-type="float" office:value="83.92" calcext:value-type="float">
            <text:p>83,92</text:p>
          </table:table-cell>
          <table:table-cell table:style-name="ce17" table:formula="of:=0.5*[.H164]/1000*[.I164]*[.I164]" office:value-type="float" office:value="35.142406336" calcext:value-type="float">
            <text:p>35,14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4" office:value-type="float" office:value="9.98" calcext:value-type="float">
            <text:p>9,98</text:p>
          </table:table-cell>
          <table:table-cell table:style-name="ce18" table:formula="of:=AVERAGE([.I164:.I164])" office:value-type="float" office:value="83.92" calcext:value-type="float">
            <text:p>83,92</text:p>
          </table:table-cell>
          <table:table-cell table:style-name="ce18" table:formula="of:=0.5*[.H165]/1000*[.I165]*[.I165]" office:value-type="float" office:value="35.142406336" calcext:value-type="float">
            <text:p>35,1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-14.9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69:.I173])" office:value-type="float" office:value="51.21" calcext:value-type="float">
            <text:p>51,21</text:p>
          </table:table-cell>
          <table:table-cell table:style-name="ce18" table:formula="of:=0.5*[.H168]/1000*[.I168]*[.I168]" office:value-type="float" office:value="64.0536856425" calcext:value-type="float">
            <text:p>64,05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7" office:value-type="float" office:value="51.35" calcext:value-type="float">
            <text:p>51,35</text:p>
          </table:table-cell>
          <table:table-cell table:style-name="ce17"/>
          <table:table-cell table:style-name="ce14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3" office:value-type="float" office:value="51.19" calcext:value-type="float">
            <text:p>51,19</text:p>
          </table:table-cell>
          <table:table-cell table:style-name="ce14" table:number-columns-repeated="2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6"/>
          <table:table-cell table:style-name="ce13" office:value-type="float" office:value="51.31" calcext:value-type="float">
            <text:p>51,31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1.18" calcext:value-type="float">
            <text:p>51,18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1.02" calcext:value-type="float">
            <text:p>51,02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 table:number-columns-repeated="2"/>
          <table:table-cell table:style-name="ce17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-8.2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76:.I181])" office:value-type="float" office:value="54.5566666666667" calcext:value-type="float">
            <text:p>54,56</text:p>
          </table:table-cell>
          <table:table-cell table:style-name="ce18" table:formula="of:=0.5*[.H175]/1000*[.I175]*[.I175]" office:value-type="float" office:value="72.6992997647223" calcext:value-type="float">
            <text:p>72,70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7" office:value-type="float" office:value="55.39" calcext:value-type="float">
            <text:p>55,39</text:p>
          </table:table-cell>
          <table:table-cell table:style-name="ce17"/>
          <table:table-cell table:style-name="ce14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3" office:value-type="float" office:value="55.22" calcext:value-type="float">
            <text:p>55,22</text:p>
          </table:table-cell>
          <table:table-cell table:style-name="ce14" table:number-columns-repeated="2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6"/>
          <table:table-cell table:style-name="ce13" office:value-type="float" office:value="55.52" calcext:value-type="float">
            <text:p>55,52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4.18" calcext:value-type="float">
            <text:p>54,18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3.13" calcext:value-type="float">
            <text:p>53,13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3.9" calcext:value-type="float">
            <text:p>53,90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6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-8.2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84:.I188])" office:value-type="float" office:value="60.164" calcext:value-type="float">
            <text:p>60,16</text:p>
          </table:table-cell>
          <table:table-cell table:style-name="ce18" table:formula="of:=0.5*[.H183]/1000*[.I183]*[.I183]" office:value-type="float" office:value="88.4113409348" calcext:value-type="float">
            <text:p>88,41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7" office:value-type="float" office:value="60.95" calcext:value-type="float">
            <text:p>60,95</text:p>
          </table:table-cell>
          <table:table-cell table:style-name="ce17"/>
          <table:table-cell table:style-name="ce14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3" office:value-type="float" office:value="60.38" calcext:value-type="float">
            <text:p>60,38</text:p>
          </table:table-cell>
          <table:table-cell table:style-name="ce14" table:number-columns-repeated="2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6"/>
          <table:table-cell table:style-name="ce13" office:value-type="float" office:value="60.11" calcext:value-type="float">
            <text:p>60,11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9.77" calcext:value-type="float">
            <text:p>59,77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9.61" calcext:value-type="float">
            <text:p>59,61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6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-8.2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91:.I195])" office:value-type="float" office:value="65.6" calcext:value-type="float">
            <text:p>65,60</text:p>
          </table:table-cell>
          <table:table-cell table:style-name="ce18" table:formula="of:=0.5*[.H190]/1000*[.I190]*[.I190]" office:value-type="float" office:value="105.109568" calcext:value-type="float">
            <text:p>105,11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7" office:value-type="float" office:value="67.01" calcext:value-type="float">
            <text:p>67,01</text:p>
          </table:table-cell>
          <table:table-cell table:style-name="ce17"/>
          <table:table-cell table:style-name="ce14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3" office:value-type="float" office:value="65.94" calcext:value-type="float">
            <text:p>65,94</text:p>
          </table:table-cell>
          <table:table-cell table:style-name="ce14" table:number-columns-repeated="2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6"/>
          <table:table-cell table:style-name="ce13" office:value-type="float" office:value="65.16" calcext:value-type="float">
            <text:p>65,16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64.81" calcext:value-type="float">
            <text:p>64,81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65.08" calcext:value-type="float">
            <text:p>65,08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6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-8.2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98:.I200])" office:value-type="float" office:value="69.2766666666667" calcext:value-type="float">
            <text:p>69,28</text:p>
          </table:table-cell>
          <table:table-cell table:style-name="ce18" table:formula="of:=0.5*[.H197]/1000*[.I197]*[.I197]" office:value-type="float" office:value="117.221841098056" calcext:value-type="float">
            <text:p>117,22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4"/>
          <table:table-cell table:style-name="ce17" office:value-type="float" office:value="69.92" calcext:value-type="float">
            <text:p>69,92</text:p>
          </table:table-cell>
          <table:table-cell table:style-name="ce17"/>
          <table:table-cell table:style-name="ce14"/>
          <table:table-cell table:style-name="ce4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6"/>
          <table:table-cell table:style-name="ce14"/>
          <table:table-cell table:style-name="ce13" office:value-type="float" office:value="69.27" calcext:value-type="float">
            <text:p>69,27</text:p>
          </table:table-cell>
          <table:table-cell table:style-name="ce14" table:number-columns-repeated="2"/>
          <table:table-cell table:style-name="ce4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6"/>
          <table:table-cell table:style-name="ce16"/>
          <table:table-cell table:style-name="ce13" office:value-type="float" office:value="68.64" calcext:value-type="float">
            <text:p>68,64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-24,3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03:.I205])" office:value-type="float" office:value="53.7066666666667" calcext:value-type="float">
            <text:p>53,71</text:p>
          </table:table-cell>
          <table:table-cell table:style-name="ce18" table:formula="of:=0.5*[.H202]/1000*[.I202]*[.I202]" office:value-type="float" office:value="71.6774902044445" calcext:value-type="float">
            <text:p>71,68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53.95" calcext:value-type="float">
            <text:p>53,9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3.64" calcext:value-type="float">
            <text:p>53,6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3.53" calcext:value-type="float">
            <text:p>53,5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-17,4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08:.I210])" office:value-type="float" office:value="60.49" calcext:value-type="float">
            <text:p>60,49</text:p>
          </table:table-cell>
          <table:table-cell table:style-name="ce18" table:formula="of:=0.5*[.H207]/1000*[.I207]*[.I207]" office:value-type="float" office:value="90.927146485" calcext:value-type="float">
            <text:p>90,93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1.18" calcext:value-type="float">
            <text:p>61,1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0.69" calcext:value-type="float">
            <text:p>60,6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9.6" calcext:value-type="float">
            <text:p>59,6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13:.I215])" office:value-type="float" office:value="65.35" calcext:value-type="float">
            <text:p>65,35</text:p>
          </table:table-cell>
          <table:table-cell table:style-name="ce18" table:formula="of:=0.5*[.H212]/1000*[.I212]*[.I212]" office:value-type="float" office:value="106.124969125" calcext:value-type="float">
            <text:p>106,1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5.54" calcext:value-type="float">
            <text:p>65,5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5.94" calcext:value-type="float">
            <text:p>65,9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4.57" calcext:value-type="float">
            <text:p>64,5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-17,4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18:.I220])" office:value-type="float" office:value="68.3366666666667" calcext:value-type="float">
            <text:p>68,34</text:p>
          </table:table-cell>
          <table:table-cell table:style-name="ce18" table:formula="of:=0.5*[.H217]/1000*[.I217]*[.I217]" office:value-type="float" office:value="116.047015276111" calcext:value-type="float">
            <text:p>116,05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8.86" calcext:value-type="float">
            <text:p>68,8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8.4" calcext:value-type="float">
            <text:p>68,4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7.75" calcext:value-type="float">
            <text:p>67,7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23:.I223])" office:value-type="float" office:value="70.79" calcext:value-type="float">
            <text:p>70,79</text:p>
          </table:table-cell>
          <table:table-cell table:style-name="ce18" table:formula="of:=0.5*[.H222]/1000*[.I222]*[.I222]" office:value-type="float" office:value="124.528918885" calcext:value-type="float">
            <text:p>124,53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70.79" calcext:value-type="float">
            <text:p>70,7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8.64" calcext:value-type="float">
            <text:p>48,64</text:p>
          </table:table-cell>
          <table:table-cell table:style-name="ce18" table:formula="of:=AVERAGE([.I226:.I226])" office:value-type="float" office:value="67.61" calcext:value-type="float">
            <text:p>67,61</text:p>
          </table:table-cell>
          <table:table-cell table:style-name="ce18" table:formula="of:=0.5*[.H225]/1000*[.I225]*[.I225]" office:value-type="float" office:value="111.169446272" calcext:value-type="float">
            <text:p>111,1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7.61" calcext:value-type="float">
            <text:p>67,6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27.07" calcext:value-type="float">
            <text:p>27,07</text:p>
          </table:table-cell>
          <table:table-cell table:style-name="ce18" table:formula="of:=AVERAGE([.I229:.I229])" office:value-type="float" office:value="81.08" calcext:value-type="float">
            <text:p>81,08</text:p>
          </table:table-cell>
          <table:table-cell table:style-name="ce18" table:formula="of:=0.5*[.H228]/1000*[.I228]*[.I228]" office:value-type="float" office:value="88.978635224" calcext:value-type="float">
            <text:p>88,98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81.08" calcext:value-type="float">
            <text:p>81,0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25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87.78" calcext:value-type="float">
            <text:p>87,78</text:p>
          </table:table-cell>
          <table:table-cell table:style-name="ce18" table:formula="of:=AVERAGE([.I232:.I236])" office:value-type="float" office:value="31.882" calcext:value-type="float">
            <text:p>31,88</text:p>
          </table:table-cell>
          <table:table-cell table:style-name="ce18" table:formula="of:=0.5*[.H231]/1000*[.I231]*[.I231]" office:value-type="float" office:value="44.61251384436" calcext:value-type="float">
            <text:p>44,61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32.02" calcext:value-type="float">
            <text:p>32,0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1.99" calcext:value-type="float">
            <text:p>31,9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1.76" calcext:value-type="float">
            <text:p>31,7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1.87" calcext:value-type="float">
            <text:p>31,8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1.77" calcext:value-type="float">
            <text:p>31,7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8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87.78" calcext:value-type="float">
            <text:p>87,78</text:p>
          </table:table-cell>
          <table:table-cell table:style-name="ce18" table:formula="of:=AVERAGE([.I239:.I243])" office:value-type="float" office:value="37.264" calcext:value-type="float">
            <text:p>37,26</text:p>
          </table:table-cell>
          <table:table-cell table:style-name="ce18" table:formula="of:=0.5*[.H238]/1000*[.I238]*[.I238]" office:value-type="float" office:value="60.94590399744" calcext:value-type="float">
            <text:p>60,95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37.47" calcext:value-type="float">
            <text:p>37,4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7.42" calcext:value-type="float">
            <text:p>37,4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7.28" calcext:value-type="float">
            <text:p>37,2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7.12" calcext:value-type="float">
            <text:p>37,1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7.03" calcext:value-type="float">
            <text:p>37,0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87.78" calcext:value-type="float">
            <text:p>87,78</text:p>
          </table:table-cell>
          <table:table-cell table:style-name="ce18" table:formula="of:=AVERAGE([.I246:.I250])" office:value-type="float" office:value="42.298" calcext:value-type="float">
            <text:p>42,30</text:p>
          </table:table-cell>
          <table:table-cell table:style-name="ce18" table:formula="of:=0.5*[.H245]/1000*[.I245]*[.I245]" office:value-type="float" office:value="78.52451208756" calcext:value-type="float">
            <text:p>78,5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43.06" calcext:value-type="float">
            <text:p>43,0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2.08" calcext:value-type="float">
            <text:p>42,0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2.24" calcext:value-type="float">
            <text:p>42,2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2.09" calcext:value-type="float">
            <text:p>42,0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2.02" calcext:value-type="float">
            <text:p>42,0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25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53:.I258])" office:value-type="float" office:value="43.7516666666667" calcext:value-type="float">
            <text:p>43,75</text:p>
          </table:table-cell>
          <table:table-cell table:style-name="ce18" table:formula="of:=0.5*[.H252]/1000*[.I252]*[.I252]" office:value-type="float" office:value="41.8350231857083" calcext:value-type="float">
            <text:p>41,8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43.67" calcext:value-type="float">
            <text:p>43,6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62" calcext:value-type="float">
            <text:p>43,6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82" calcext:value-type="float">
            <text:p>43,8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85" calcext:value-type="float">
            <text:p>43,8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63" calcext:value-type="float">
            <text:p>43,6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92" calcext:value-type="float">
            <text:p>43,9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8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61:.I265])" office:value-type="float" office:value="50.514" calcext:value-type="float">
            <text:p>50,51</text:p>
          </table:table-cell>
          <table:table-cell table:style-name="ce18" table:formula="of:=0.5*[.H260]/1000*[.I260]*[.I260]" office:value-type="float" office:value="55.76662100358" calcext:value-type="float">
            <text:p>55,7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50.48" calcext:value-type="float">
            <text:p>50,4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82" calcext:value-type="float">
            <text:p>50,8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51" calcext:value-type="float">
            <text:p>50,5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8" calcext:value-type="float">
            <text:p>50,8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9.96" calcext:value-type="float">
            <text:p>49,9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68:.I272])" office:value-type="float" office:value="56.874" calcext:value-type="float">
            <text:p>56,87</text:p>
          </table:table-cell>
          <table:table-cell table:style-name="ce18" table:formula="of:=0.5*[.H267]/1000*[.I267]*[.I267]" office:value-type="float" office:value="70.69331674998" calcext:value-type="float">
            <text:p>70,6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56.98" calcext:value-type="float">
            <text:p>56,9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08" calcext:value-type="float">
            <text:p>57,0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56" calcext:value-type="float">
            <text:p>57,5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6.31" calcext:value-type="float">
            <text:p>56,3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6.44" calcext:value-type="float">
            <text:p>56,44</text:p>
          </table:table-cell>
          <table:table-cell table:number-columns-repeated="1015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Curves" table:style-name="ta1" table:print="false">
        <table:table-column table:style-name="co47" table:default-cell-style-name="ce4"/>
        <table:table-column table:style-name="co48" table:default-cell-style-name="ce4"/>
        <table:table-column table:style-name="co16" table:default-cell-style-name="ce4"/>
        <table:table-column table:style-name="co48" table:default-cell-style-name="ce24"/>
        <table:table-column table:style-name="co16" table:default-cell-style-name="ce27"/>
        <table:table-column table:style-name="co16" table:default-cell-style-name="ce17"/>
        <table:table-column table:style-name="co6" table:default-cell-style-name="ce4"/>
        <table:table-column table:style-name="co49" table:default-cell-style-name="ce4"/>
        <table:table-row table:style-name="ro1">
          <table:table-cell table:style-name="ce3" office:value-type="string" calcext:value-type="string">
            <text:p>Bow/crossbow</text:p>
          </table:table-cell>
          <table:table-cell table:style-name="ce3" office:value-type="string" calcext:value-type="string">
            <text:p>String name</text:p>
          </table:table-cell>
          <table:table-cell table:style-name="ce3" office:value-type="string" calcext:value-type="string">
            <text:p>Measurer</text:p>
          </table:table-cell>
          <table:table-cell table:style-name="ce3" office:value-type="string" calcext:value-type="string">
            <text:p>Draw (mm)</text:p>
          </table:table-cell>
          <table:table-cell table:style-name="ce3" office:value-type="string" calcext:value-type="string">
            <text:p>Force (kg)</text:p>
          </table:table-cell>
          <table:table-cell table:style-name="ce14" office:value-type="string" calcext:value-type="string">
            <text:p>Energy (J)</text:p>
          </table:table-cell>
          <table:table-cell table:style-name="ce3" office:value-type="string" calcext:value-type="string">
            <text:p>Return draw (mm)</text:p>
          </table:table-cell>
          <table:table-cell table:style-name="ce3" office:value-type="string" calcext:value-type="string">
            <text:p>Return force (kg)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3"/>
        </table:table-row>
        <table:table-row table:style-name="ro1">
          <table:table-cell table:style-name="ce3" table:formula="of:=[Spring_configs.$B$8]" office:value-type="string" office:string-value="Nylon" calcext:value-type="string">
            <text:p>Nylon</text:p>
          </table:table-cell>
          <table:table-cell table:style-name="ce3" table:formula="of:=#REF!" office:value-type="string" office:string-value="#RIF!" calcext:value-type="string">
            <text:p>#RIF!</text:p>
          </table:table-cell>
          <table:table-cell table:style-name="ce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31" calcext:value-type="float">
            <text:p>31</text:p>
          </table:table-cell>
          <table:table-cell office:value-type="float" office:value="2" calcext:value-type="float">
            <text:p>2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,000</text:p>
          </table:table-cell>
          <table:table-cell table:style-name="ce14" office:value-type="float" office:value="13.96" calcext:value-type="float">
            <text:p>13,9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3" table:formula="of:=[Spring_configs.$B$16]" office:value-type="float" office:value="0" calcext:value-type="float">
            <text:p>0</text:p>
          </table:table-cell>
          <table:table-cell table:style-name="ce3" table:formula="of:=#REF!" office:value-type="string" office:string-value="#RIF!" calcext:value-type="string">
            <text:p>#RIF!</text:p>
          </table:table-cell>
          <table:table-cell table:style-name="ce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.725" calcext:value-type="float">
            <text:p>1,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3.725" calcext:value-type="float">
            <text:p>3,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5.725" calcext:value-type="float">
            <text:p>5,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7.725" calcext:value-type="float">
            <text:p>7,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9.225" calcext:value-type="float">
            <text:p>9,225</text:p>
          </table:table-cell>
          <table:table-cell table:style-name="ce14" office:value-type="float" office:value="10.91" calcext:value-type="float">
            <text:p>10,9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3" table:formula="of:=[Spring_configs.$B$12]" office:value-type="float" office:value="0" calcext:value-type="float">
            <text:p>0</text:p>
          </table:table-cell>
          <table:table-cell table:style-name="ce3" table:formula="of:=#REF!" office:value-type="string" office:string-value="#RIF!" calcext:value-type="string">
            <text:p>#RIF!</text:p>
          </table:table-cell>
          <table:table-cell table:style-name="ce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18.5" calcext:value-type="float">
            <text:p>18,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8.5" calcext:value-type="float">
            <text:p>28,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8.5" calcext:value-type="float">
            <text:p>38,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48.5" calcext:value-type="float">
            <text:p>48,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88.5" calcext:value-type="float">
            <text:p>88,5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6" office:value-type="float" office:value="270" calcext:value-type="float">
            <text:p>270</text:p>
          </table:table-cell>
          <table:table-cell table:style-name="ce28" office:value-type="float" office:value="122.5" calcext:value-type="float">
            <text:p>122,500</text:p>
          </table:table-cell>
          <table:table-cell table:style-name="ce14" office:value-type="float" office:value="151.98" calcext:value-type="float">
            <text:p>151,98</text:p>
          </table:table-cell>
          <table:table-cell table:number-columns-repeated="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nky</text:p>
          </table:table-cell>
          <table:table-cell/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20:08:46.06436126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8-07-06T21:28:59.511521865</dc:date>
    <meta:editing-duration>P9DT31M28S</meta:editing-duration>
    <meta:editing-cycles>260</meta:editing-cycles>
    <meta:generator>LibreOffice/5.2.7.2$Linux_X86_64 LibreOffice_project/20m0$Build-2</meta:generator>
    <meta:document-statistic meta:table-count="6" meta:cell-count="1188" meta:object-count="0"/>
  </office:meta>
</office:document-meta>
</file>